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2624" officeooo:paragraph-rsid="001b262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bea47" officeooo:paragraph-rsid="003bea4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257d71" officeooo:paragraph-rsid="001b2624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375636" officeooo:paragraph-rsid="00375636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b2624" officeooo:paragraph-rsid="001b262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38ad2c" officeooo:paragraph-rsid="0038ad2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3bea47" officeooo:paragraph-rsid="003bea47"/>
    </style:style>
    <style:style style:name="P8" style:family="paragraph" style:parent-style-name="Standard" style:master-page-name="Standard">
      <style:paragraph-properties fo:text-align="start" style:justify-single-word="false" style:page-number="1"/>
      <style:text-properties officeooo:rsid="001b2624" officeooo:paragraph-rsid="00257d71"/>
    </style:style>
    <style:style style:name="T1" style:family="text">
      <style:text-properties officeooo:rsid="001c0dc5"/>
    </style:style>
    <style:style style:name="T2" style:family="text">
      <style:text-properties officeooo:rsid="001c894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375636"/>
    </style:style>
    <style:style style:name="T5" style:family="text">
      <style:text-properties officeooo:rsid="0038160e"/>
    </style:style>
    <style:style style:name="T6" style:family="text">
      <style:text-properties officeooo:rsid="0038395d"/>
    </style:style>
    <style:style style:name="T7" style:family="text">
      <style:text-properties officeooo:rsid="003a4d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Abstract</text:span></text:p>
      <text:p text:style-name="P1"/>
      <text:p text:style-name="P5">In the field of computational biology, protein and DNA homology search <text:span text:style-name="T6">is a key component</text:span>. <text:s/>Two premiere software suites <text:span text:style-name="T6">in this field </text:span>are HMMER and MMSEQS. <text:s/>Both <text:span text:style-name="T2">utilize a </text:span>pipeline of <text:span text:style-name="T6">varying</text:span> algorithms, which procedurally filter down the search space as the algorithm<text:span text:style-name="T1">s increase in time</text:span> complex<text:span text:style-name="T4">ity and accuracy</text:span>. <text:s/><text:span text:style-name="T7">Both</text:span> pipelines <text:span text:style-name="T1">begin with</text:span> <text:span text:style-name="T5">unique </text:span>pre-filters, <text:span text:style-name="T1">then ungapped Viterbi, then gapped Viterbi filters. These</text:span> eliminate a huge portion of unlikely matches. <text:span text:style-name="T1">At this point, MMSEQS concludes and returns the alignments which are above a given threshold score as homologous. <text:s/>However, HMMER concludes with a final filtering algorithm, Forward-Backward. <text:s/>This Forward-Backward algorithm is largely responsible for HMMER’s higher accuracy in the majority of cases, but it comes at a cost to its runtime. <text:s/>Here, we present a new heuristic of this algorithm. <text:s/>Rather than computing all cells of the dynamic programming matrix, this algorithm prunes paths which fall below a given factor of the strongest scoring path. By using Viterbi as a seed and pruning low-probability paths, we can dramatically reduce the runtime and memory usage the Forward-Backward algorithm, while also minimizing loss of accuracy. <text:s/>We have appended this heuristic algorithm to the MMSEQS Pipeline to create a new homology search tool called MMORESEQS. </text:span></text:p>
      <text:p text:style-name="P6">This open-source software tool is available for download at:</text:p>
      <text:p text:style-name="P6"><text:a xlink:type="simple" xlink:href="https://github.com/TravisWheelerLab/fb-pruner" text:style-name="Internet_20_link" text:visited-style-name="Visited_20_Internet_20_Link">https://github.com/TravisWheelerLab/fb-pruner</text:a></text:p>
      <text:p text:style-name="P6"/>
      <text:p text:style-name="P6"/>
      <text:p text:style-name="P6"/>
      <text:p text:style-name="P2">Example</text:p>
      <text:p text:style-name="P7"/>
      <text:p text:style-name="P6">Pattern matching is a key step in a variety of biological sequence analysis pipelines. The FM-index is a compressed data structure for pattern matching, with search run time that is independent of the length of the database text. We present AvxWindowedFMindex (AWFM-index), an open-source, thread-parallel FM-index library written in C that is highly optimized for indexing nucleotide and amino acid sequences. AWFM-index is easy to incorporate into bioinformatics software and is able to perform exact match count and locate queries approximately 4x faster than Seqan3’s FM-index implementation for nucleotide search, and approximately 8x faster for amino acid search in a single-threaded context. This performance is due to (i) a new approach to storing FM-index data in a strided bit-vector format that enables extremely efficient computation of the FM-index occurrence function via AVX2 bitwise instructions, and (ii) inclusion of a cache-efficient lookup table for partial k-mer searches. AWFM-index also trivially parallelizes to multiple threads, and scales well in multithreaded contexts. The open-source library is available for download at https://github.com/TravisWheelerLab/AvxWindowFmIndex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47:02.340873720</meta:creation-date>
    <dc:date>2021-04-11T09:27:38.944928438</dc:date>
    <meta:editing-duration>P2DT7H25M34S</meta:editing-duration>
    <meta:editing-cycles>11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6" meta:word-count="382" meta:character-count="2651" meta:non-whitespace-character-count="2266"/>
  </office:meta>
</office:document-meta>
</file>